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19f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Das ist ein Testdokument im Open Office ODT Forma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 Steinbach</meta:initial-creator>
    <meta:creation-date>2013-04-16T11:45:00</meta:creation-date>
    <dc:date>2013-04-16T11:46:10</dc:date>
    <dc:creator>Marian Steinbach</dc:creator>
    <meta:editing-duration>P0D</meta:editing-duration>
    <meta:editing-cycles>1</meta:editing-cycles>
    <meta:document-statistic meta:table-count="0" meta:image-count="0" meta:object-count="0" meta:page-count="1" meta:paragraph-count="1" meta:word-count="9" meta:character-count="51" meta:non-whitespace-character-count="43"/>
    <meta:generator>LibreOffice/4.0.1.2$MacOSX_x86 LibreOffice_project/84102822e3d61eb989ddd325abf1ac077904985</meta:generator>
  </office:meta>
</office:document-meta>
</file>